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8.ttf" manifest:media-type="application/x-font-ttf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nonymous Pro1" svg:font-family="'Anonymous Pro'" style:font-adornments="Regular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Arimo1" svg:font-family="Arimo" style:font-adornments="Bold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2" svg:font-family="Arimo" style:font-adornments="Bold Italic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" svg:font-family="Arimo" style:font-adornments="Regular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Droid Sans" svg:font-family="'Droid Sans'" style:font-family-generic="system" style:font-pitch="variable">
      <svg:font-face-src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</svg:font-face-src>
    </style:font-face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6.3021in"/>
    </style:style>
    <style:style style:name="Table1.A1" style:family="table-cell">
      <style:table-cell-properties style:vertical-align=""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text-properties officeooo:rsid="00005e3f" officeooo:paragraph-rsid="00005e3f"/>
    </style:style>
    <style:style style:name="P2" style:family="paragraph" style:parent-style-name="Standard">
      <style:paragraph-properties fo:text-align="end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fo:font-weight="bold" officeooo:paragraph-rsid="00125c28" style:font-weight-asian="bold" style:font-weight-complex="bold"/>
    </style:style>
    <style:style style:name="P5" style:family="paragraph" style:parent-style-name="Text_20_body">
      <style:text-properties fo:font-weight="bold" officeooo:paragraph-rsid="0012265c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officeooo:rsid="00157e60" officeooo:paragraph-rsid="00157e60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paragraph-rsid="0012265c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125c28"/>
    </style:style>
    <style:style style:name="P9" style:family="paragraph" style:parent-style-name="Standard" style:list-style-name="L1">
      <style:text-properties officeooo:paragraph-rsid="00005e3f"/>
    </style:style>
    <style:style style:name="P10" style:family="paragraph" style:parent-style-name="Standard" style:list-style-name="L1">
      <style:text-properties officeooo:rsid="00005e3f" officeooo:paragraph-rsid="00005e3f"/>
    </style:style>
    <style:style style:name="P11" style:family="paragraph" style:parent-style-name="Standard" style:list-style-name="L2">
      <style:text-properties officeooo:rsid="00005e3f" officeooo:paragraph-rsid="00005e3f"/>
    </style:style>
    <style:style style:name="P12" style:family="paragraph" style:parent-style-name="Standard" style:list-style-name="L2">
      <style:text-properties officeooo:rsid="00005e3f" officeooo:paragraph-rsid="0017fe7b"/>
    </style:style>
    <style:style style:name="P13" style:family="paragraph" style:parent-style-name="Standard" style:list-style-name="L2">
      <style:text-properties officeooo:rsid="001919de" officeooo:paragraph-rsid="00005e3f"/>
    </style:style>
    <style:style style:name="P14" style:family="paragraph" style:parent-style-name="Heading_20_2">
      <style:text-properties officeooo:rsid="00115840" officeooo:paragraph-rsid="00115840"/>
    </style:style>
    <style:style style:name="T1" style:family="text">
      <style:text-properties officeooo:rsid="00035f35"/>
    </style:style>
    <style:style style:name="T2" style:family="text">
      <style:text-properties officeooo:rsid="0017fe7b"/>
    </style:style>
    <style:style style:name="T3" style:family="text">
      <style:text-properties officeooo:rsid="00005e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chapter text:display="number" text:outline-level="1"/>-</text:p>
          </table:table-cell>
          <table:table-cell table:style-name="Table1.B1" office:value-type="string">
            <text:h text:style-name="P14" text:outline-level="2">Exercise Name</text:h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Description:</text:p>
            <text:p text:style-name="P7"/>
          </table:table-cell>
        </table:table-row>
      </table:table>
      <text:p text:style-name="P1"/>
      <text:h text:style-name="Heading_20_3" text:outline-level="3"><text:span text:style-name="T1">Task</text:span> 1: <text:span text:style-name="T1">This is Task One</text:span></text:h>
      <text:list xml:id="list3902100377" text:style-name="L1">
        <text:list-item>
          <text:p text:style-name="P9"><text:span text:style-name="T3">Step one</text:span> </text:p>
        </text:list-item>
        <text:list-item>
          <text:p text:style-name="P10">Step two</text:p>
        </text:list-item>
        <text:list-item>
          <text:p text:style-name="P10">Step three</text:p>
        </text:list-item>
      </text:list>
      <text:p text:style-name="P1"/>
      <text:h text:style-name="Heading_20_3" text:outline-level="3"><text:span text:style-name="T1">Task</text:span> 2: <text:span text:style-name="T1">This is Task Two</text:span></text:h>
      <text:list xml:id="list448430960" text:style-name="L2">
        <text:list-item>
          <text:p text:style-name="P11">Step one</text:p>
        </text:list-item>
        <text:list-item>
          <text:p text:style-name="P12">Step tw<text:span text:style-name="T2">o</text:span></text:p>
        </text:list-item>
        <text:list-item>
          <text:p text:style-name="P11">Step three</text:p>
          <text:p text:style-name="P13"/>
        </text:list-item>
      </text:list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Summary:</text:p>
            <text:p text:style-name="P8"/>
          </table:table-cell>
        </table:table-row>
      </table:table>
      <text:p text:style-name="Text_20_body"/>
      <text:p text:style-name="P6">(End of Exercise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Arimo1" fo:font-family="Arimo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009900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8-06-28T12:01:41.864460469</dc:date>
    <meta:editing-duration>PT20M9S</meta:editing-duration>
    <meta:editing-cycles>33</meta:editing-cycles>
    <meta:generator>LibreOffice/5.4.5.1$Linux_X86_64 LibreOffice_project/40m0$Build-1</meta:generator>
    <meta:document-statistic meta:table-count="3" meta:image-count="0" meta:object-count="0" meta:page-count="2" meta:paragraph-count="13" meta:word-count="38" meta:character-count="164" meta:non-whitespace-character-count="144"/>
  </office:meta>
</office:document-meta>
</file>